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4.737cm" fo:margin-left="0.191cm" table:align="left"/>
    </style:style>
    <style:style style:name="Tabela2.A" style:family="table-column">
      <style:table-column-properties style:column-width="4.752cm"/>
    </style:style>
    <style:style style:name="Tabela2.B" style:family="table-column">
      <style:table-column-properties style:column-width="5.911cm"/>
    </style:style>
    <style:style style:name="Tabela2.C" style:family="table-column">
      <style:table-column-properties style:column-width="2.143cm"/>
    </style:style>
    <style:style style:name="Tabela2.D" style:family="table-column">
      <style:table-column-properties style:column-width="1.931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paragraph-properties fo:margin-top="0cm" fo:margin-bottom="0cm" fo:line-height="115%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font-size="12pt" style:font-name-asian="Times New Roman" style:font-size-asian="12pt" style:font-size-complex="12pt"/>
    </style:style>
    <style:style style:name="P7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20pt" style:font-size-asian="20pt" style:font-size-complex="20pt"/>
    </style:style>
    <style:style style:name="P11" style:family="paragraph" style:parent-style-name="Standard">
      <style:text-properties fo:font-size="20pt" style:font-size-asian="20pt" style:font-size-complex="20pt"/>
    </style:style>
    <style:style style:name="P12" style:family="paragraph" style:parent-style-name="Standard">
      <style:text-properties fo:font-size="12pt" style:font-size-asian="10.5pt" style:font-size-complex="12pt"/>
    </style:style>
    <style:style style:name="P13" style:family="paragraph" style:parent-style-name="Heading_20_1">
      <style:paragraph-properties fo:margin-top="0cm" fo:margin-bottom="0cm"/>
    </style:style>
    <style:style style:name="P14" style:family="paragraph" style:parent-style-name="Heading_20_1">
      <style:paragraph-properties fo:margin-top="0cm" fo:margin-bottom="0cm" fo:line-height="100%"/>
    </style:style>
    <style:style style:name="P15" style:family="paragraph" style:parent-style-name="Heading_20_1">
      <style:paragraph-properties fo:margin-top="0cm" fo:margin-bottom="0cm" fo:line-height="100%" fo:text-align="justify" style:justify-single-word="false"/>
    </style:style>
    <style:style style:name="P16" style:family="paragraph" style:parent-style-name="Heading_20_2">
      <style:paragraph-properties fo:margin-top="0cm" fo:margin-bottom="0cm"/>
    </style:style>
    <style:style style:name="P17" style:family="paragraph" style:parent-style-name="Heading_20_3">
      <style:paragraph-properties fo:margin-top="0cm" fo:margin-bottom="0cm"/>
    </style:style>
    <style:style style:name="P18" style:family="paragraph" style:parent-style-name="Heading_20_3">
      <style:paragraph-properties fo:margin-top="0cm" fo:margin-bottom="0cm" fo:line-height="100%"/>
    </style:style>
    <style:style style:name="P19" style:family="paragraph" style:parent-style-name="Heading_20_3">
      <style:paragraph-properties fo:margin-top="0cm" fo:margin-bottom="0cm" fo:text-align="justify" style:justify-single-word="false"/>
    </style:style>
    <style:style style:name="P20" style:family="paragraph" style:parent-style-name="Heading_20_3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P21" style:family="paragraph" style:parent-style-name="Heading_20_3">
      <style:paragraph-properties fo:margin-top="0cm" fo:margin-bottom="0cm" fo:text-align="justify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22" style:family="paragraph" style:parent-style-name="Heading_20_5">
      <style:paragraph-properties fo:margin-top="0cm" fo:margin-bottom="0cm" fo:line-height="100%" fo:text-align="justify" style:justify-single-word="false"/>
    </style:style>
    <style:style style:name="P23" style:family="paragraph" style:parent-style-name="Heading_20_5">
      <style:paragraph-properties fo:margin-top="0cm" fo:margin-bottom="0cm" fo:text-align="justify" style:justify-single-word="false"/>
    </style:style>
    <style:style style:name="P24" style:family="paragraph" style:parent-style-name="Heading_20_6">
      <style:paragraph-properties fo:margin-top="0cm" fo:margin-bottom="0cm" fo:line-height="100%"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font-name="Arial" fo:font-size="28pt" style:font-size-asian="28pt" style:font-name-complex="Arial" style:font-size-complex="28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fo:font-weight="bold" style:font-size-asian="10.5pt" style:font-weight-asian="bold" style:font-size-complex="12pt" style:font-weight-complex="bold"/>
    </style:style>
    <style:style style:name="T10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m 2" text:anchor-type="paragraph" svg:x="0cm" svg:y="0.974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Fonte_20_parág._20_padrão"><text:span text:style-name="T3">SGB_PLGRI_</text:span></text:span><text:bookmark-start text:name="id.gjdgxs"/><text:span text:style-name="Fonte_20_parág._20_padrão"><text:span text:style-name="T3">P</text:span></text:span><text:bookmark-end text:name="id.gjdgxs"/><text:span text:style-name="Fonte_20_parág._20_padrão"><text:span text:style-name="T3">lanoDeGerênciaDeRiscos</text:span></text:span></text:p>
      <text:p text:style-name="Standard"><text:span text:style-name="Fonte_20_parág._20_padrão"><text:span text:style-name="T3">Versão 0.1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Standard"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"><text:span text:style-name="Fonte_20_parág._20_padrão"><text:span text:style-name="T4">Nome</text:span></text:span></text:p>
          </table:table-cell>
          <table:table-cell table:style-name="Tabela2.A1" office:value-type="string">
            <text:p text:style-name="P2"><text:span text:style-name="Fonte_20_parág._20_padrão"><text:span text:style-name="T4">Alterações</text:span></text:span></text:p>
          </table:table-cell>
          <table:table-cell table:style-name="Tabela2.A1" office:value-type="string">
            <text:p text:style-name="P2"><text:span text:style-name="Fonte_20_parág._20_padrão"><text:span text:style-name="T4">Data</text:span></text:span></text:p>
          </table:table-cell>
          <table:table-cell table:style-name="Tabela2.A1" office:value-type="string">
            <text:p text:style-name="P2"><text:span text:style-name="Fonte_20_parág._20_padrão"><text:span text:style-name="T4">Versão</text:span></text:span></text:p>
          </table:table-cell>
        </table:table-row>
        <table:table-row>
          <table:table-cell table:style-name="Tabela2.A2" office:value-type="string">
            <text:p text:style-name="P2"><text:span text:style-name="Fonte_20_parág._20_padrão"><text:span text:style-name="T5">Marco Aurélio</text:span></text:span></text:p>
          </table:table-cell>
          <table:table-cell table:style-name="Tabela2.A2" office:value-type="string">
            <text:p text:style-name="P2"><text:span text:style-name="Fonte_20_parág._20_padrão"><text:span text:style-name="T5">Estrutura e texto inicial</text:span></text:span></text:p>
          </table:table-cell>
          <table:table-cell table:style-name="Tabela2.A2" office:value-type="string">
            <text:p text:style-name="P5"><text:span text:style-name="Fonte_20_parág._20_padrão"><text:span text:style-name="T5">26/10/12</text:span></text:span></text:p>
          </table:table-cell>
          <table:table-cell table:style-name="Tabela2.A2" office:value-type="string">
            <text:p text:style-name="P5"><text:span text:style-name="Fonte_20_parág._20_padrão"><text:span text:style-name="T5">0.1</text:span></text:span></text:p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>
          <table:table-cell table:style-name="Tabela2.A5" office:value-type="string">
            <text:p text:style-name="P2"/>
          </table:table-cell>
          <table:table-cell table:style-name="Tabela2.A5" office:value-type="string">
            <text:p text:style-name="P2"/>
          </table:table-cell>
          <table:table-cell table:style-name="Tabela2.A5" office:value-type="string">
            <text:p text:style-name="P5"/>
          </table:table-cell>
          <table:table-cell table:style-name="Tabela2.A5" office:value-type="string">
            <text:p text:style-name="P5"/>
          </table:table-cell>
        </table:table-row>
      </table:table>
      <text:p text:style-name="P10"/>
      <text:p text:style-name="Cabeçalho_20_do_20_Sumário"><text:soft-page-break/><text:span text:style-name="Fonte_20_parág._20_padrão"><text:span text:style-name="T6"/></text:span></text:p>
      <text:p text:style-name="Cabeçalho_20_do_20_Sumário"><text:span text:style-name="Fonte_20_parág._20_padrão"><text:span text:style-name="T6">Sumário</text:span></text:span></text:p>
      <text:p text:style-name="P12"/>
      <text:p text:style-name="P12"/>
      <text:p text:style-name="P12">1. Introdução.........................................................................................................................3</text:p>
      <text:p text:style-name="P12">2. Identificação dos Riscos...................................................................................................3</text:p>
      <text:p text:style-name="P12">3. Análise..............................................................................................................................3</text:p>
      <text:p text:style-name="P12"><text:s text:c="5"/>3.1 Definições..................................................................................................................3</text:p>
      <text:p text:style-name="P12">4. Ações................................................................................................................................3</text:p>
      <text:p text:style-name="P12">5. Acompanhamento de Ações Realizadas..........................................................................3</text:p>
      <text:p text:style-name="P10"/>
      <text:p text:style-name="P10"/>
      <text:p text:style-name="P10"/>
      <text:p text:style-name="P10"/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p text:style-name="Standard"><text:span text:style-name="Fonte_20_parág._20_padrão"><text:span text:style-name="T7"/></text:span></text:p>
      <text:h text:style-name="P14" text:outline-level="1"><text:bookmark-start text:name="h.30j0zll"/><text:bookmark-start text:name="_Toc338917870"/><text:bookmark text:name="__RefHeading__356_1087039086"/><text:soft-page-break/><text:span text:style-name="Fonte_20_parág._20_padrão"><text:span text:style-name="T7">1 Introdução</text:span></text:span><text:bookmark-end text:name="h.30j0zll"/><text:bookmark-end text:name="_Toc338917870"/><text:span text:style-name="Fonte_20_parág._20_padrão"><text:span text:style-name="T7"> </text:span></text:span><text:bookmark-end text:name="__RefHeading__356_1087039086"/></text:h>
      <text:h text:style-name="P14" text:outline-level="1"><text:span text:style-name="Fonte_20_parág._20_padrão"><text:span text:style-name="T9"/></text:span></text:h>
      <text:p text:style-name="P6"><text:tab/>Este plano norteia a identificação, as ações e o acompanhamento dos riscos do projeto SGB (Sistema de Gestão Bibliográfica). </text:p>
      <text:p text:style-name="P6"/>
      <text:h text:style-name="P14" text:outline-level="1"><text:bookmark-start text:name="h.1fob9te"/><text:bookmark-start text:name="_Toc338917871"/><text:bookmark text:name="__RefHeading__358_1087039086"/><text:span text:style-name="Fonte_20_parág._20_padrão"><text:span text:style-name="T7">2 </text:span></text:span><text:bookmark-end text:name="h.1fob9te"/><text:bookmark-end text:name="_Toc338917871"/><text:span text:style-name="Fonte_20_parág._20_padrão"><text:span text:style-name="T7">Identificação dos Risco</text:span></text:span><text:bookmark-start text:name="h.3znysh7"/><text:bookmark-start text:name="_Toc338917872"/><text:span text:style-name="Fonte_20_parág._20_padrão"><text:span text:style-name="T7">s</text:span></text:span><text:bookmark-end text:name="__RefHeading__358_1087039086"/><text:bookmark-end text:name="h.3znysh7"/><text:bookmark-end text:name="_Toc338917872"/></text:h>
      <text:h text:style-name="P15" text:outline-level="1"><text:span text:style-name="Fonte_20_parág._20_padrão"><text:span text:style-name="T9"/></text:span></text:h>
      <text:h text:style-name="P22" text:outline-level="5"><text:span text:style-name="Fonte_20_parág._20_padrão"><text:span text:style-name="T9"><text:s/><text:tab/></text:span></text:span><text:span text:style-name="Fonte_20_parág._20_padrão"><text:span text:style-name="T10">A identificação inicial dos riscos é realizada pelo Gestor de Riscos. Alterações ou acréscimos serão realizados através de reuniões semanais com os gestores do projeto e registrados no documento SGB_ANRI_AnáliseDeRiscos no tópico 1.</text:span></text:span></text:h>
      <text:h text:style-name="P14" text:outline-level="1"><text:span text:style-name="Fonte_20_parág._20_padrão"><text:span text:style-name="T10"/></text:span></text:h>
      <text:h text:style-name="P14" text:outline-level="1"><text:bookmark text:name="__RefHeading__366_1087039086"/><text:span text:style-name="Fonte_20_parág._20_padrão"><text:span text:style-name="T12">3 Análise</text:span></text:span><text:bookmark-end text:name="__RefHeading__366_1087039086"/></text:h>
      <text:h text:style-name="P24" text:outline-level="6"><text:span text:style-name="Fonte_20_parág._20_padrão"><text:span text:style-name="T10"/></text:span></text:h>
      <text:h text:style-name="P24" text:outline-level="6"><text:span text:style-name="Fonte_20_parág._20_padrão"><text:span text:style-name="T10"><text:s/><text:tab/>A análise inicial quanto ao impacto, probabilidade e priorização é realizada pelo Gestor de Riscos, sendo usado como referência bases de dados de projetos anteriores. <text:s/>Alterações ou acréscimos serão realizados através de reuniões semanais com os gestores do projeto e registrados no documento SGB_ANRI_AnáliseDeRiscos no tópico 1.</text:span></text:span></text:h>
      <text:h text:style-name="P18" text:outline-level="3"><text:span text:style-name="Fonte_20_parág._20_padrão"><text:span text:style-name="T10"/></text:span></text:h>
      <text:h text:style-name="P13" text:outline-level="1"><text:bookmark text:name="__RefHeading__368_1087039086"/><text:span text:style-name="Fonte_20_parág._20_padrão"><text:span text:style-name="T7">3.1 Definições</text:span></text:span><text:bookmark-end text:name="__RefHeading__368_1087039086"/></text:h>
      <text:h text:style-name="P13" text:outline-level="1"><text:span text:style-name="Fonte_20_parág._20_padrão"><text:span text:style-name="T9"/></text:span></text:h>
      <text:h text:style-name="P13" text:outline-level="1"><text:bookmark text:name="__RefHeading__370_1087039086"/><text:span text:style-name="Fonte_20_parág._20_padrão"><text:span text:style-name="T9"><text:s text:c="10"/></text:span></text:span><text:span text:style-name="Fonte_20_parág._20_padrão"><text:span text:style-name="T10">Probabilidade: Baixa = 1; Média = 2; Alta = 5;</text:span></text:span><text:bookmark-end text:name="__RefHeading__370_1087039086"/></text:h>
      <text:h text:style-name="P16" text:outline-level="2"><text:bookmark text:name="__RefHeading__372_1087039086"/><text:span text:style-name="Fonte_20_parág._20_padrão"><text:span text:style-name="T10"><text:s text:c="10"/>Impacto: é medido em dias;</text:span></text:span><text:bookmark-end text:name="__RefHeading__372_1087039086"/></text:h>
      <text:h text:style-name="P17" text:outline-level="3"><text:bookmark text:name="__RefHeading__374_1087039086"/><text:span text:style-name="Fonte_20_parág._20_padrão"><text:span text:style-name="T10"><text:s text:c="10"/>Priorização: Probabilidade X Impacto;</text:span></text:span><text:bookmark-end text:name="__RefHeading__374_1087039086"/></text:h>
      <text:h text:style-name="P17" text:outline-level="3"><text:span text:style-name="Fonte_20_parág._20_padrão"><text:span text:style-name="T10"/></text:span></text:h>
      <text:h text:style-name="P17" text:outline-level="3"><text:bookmark text:name="__RefHeading__376_1087039086"/><text:span text:style-name="Fonte_20_parág._20_padrão"><text:span text:style-name="T12">4 Ações</text:span></text:span><text:bookmark-end text:name="__RefHeading__376_1087039086"/></text:h>
      <text:h text:style-name="P17" text:outline-level="3"><text:span text:style-name="Fonte_20_parág._20_padrão"><text:span text:style-name="T10"/></text:span></text:h>
      <text:h text:style-name="P19" text:outline-level="3"><text:bookmark text:name="__RefHeading__378_1087039086"/><text:span text:style-name="Fonte_20_parág._20_padrão"><text:span text:style-name="T10"><text:s/><text:tab/>As ações iniciais são definidas pelo Gestor de Riscos. Ações adicionais serão discutidas através de reuniões semanais com os demais gestores do projeto e registradas no documento SGB_ANRI_AnáliseDeRiscos no tópico 2.</text:span></text:span><text:bookmark-end text:name="__RefHeading__378_1087039086"/></text:h>
      <text:h text:style-name="P20" text:outline-level="3"/>
      <text:h text:style-name="P21" text:outline-level="3">5 Acompanhamento de Ações Realizadas</text:h>
      <text:h text:style-name="P17" text:outline-level="3"><text:span text:style-name="Fonte_20_parág._20_padrão"><text:span text:style-name="T8"/></text:span></text:h>
      <text:h text:style-name="P23" text:outline-level="5"><text:span text:style-name="Fonte_20_parág._20_padrão"><text:span text:style-name="T8"><text:s text:c="10"/></text:span></text:span><text:span text:style-name="Fonte_20_parág._20_padrão"><text:span text:style-name="T11">O acompanhamento das ações para mitigação dos riscos será realizado pelo Gestor de Riscos e registrado no documento </text:span></text:span><text:span text:style-name="Fonte_20_parág._20_padrão"><text:span text:style-name="T10">SGB_ANRI_AnáliseDeRiscos no tópico 3.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4.737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1.744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Standard">
      <style:paragraph-properties fo:margin-top="0cm" fo:margin-bottom="0cm" fo:line-height="115%"/>
    </style:style>
    <style:style style:name="MP2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<text:span text:style-name="Fonte_20_parág._20_padrão"><text:span text:style-name="MT1">Fábrica de Software – Instituto de Informática – Universidade Federal de Goiás</text:span></text:span></text:p>
              <text:p text:style-name="MP2"><text:span text:style-name="Fonte_20_parág._20_padrão"><text:span text:style-name="MT1">SGB – Sistema de Gestão Bibliográfica</text:span></text:span></text:p>
              <text:p text:style-name="MP3"><text:span text:style-name="Fonte_20_parág._20_padrão"><text:span text:style-name="MT1">SGB_PLGRI_</text:span></text:span><text:bookmark-start text:name="id.gjdgxs1"/><text:span text:style-name="Fonte_20_parág._20_padrão"><text:span text:style-name="MT2">P</text:span></text:span><text:bookmark-end text:name="id.gjdgxs1"/><text:span text:style-name="Fonte_20_parág._20_padrão"><text:span text:style-name="MT2">lanoDeGerênciaDeRiscos</text:span></text:span><text:span text:style-name="Fonte_20_parág._20_padrão"><text:span text:style-name="MT1"> Versão 0.1</text:span></text:span></text:p>
            </table:table-cell>
            <table:table-cell table:style-name="Tabela1.A1" office:value-type="string">
              <text:p text:style-name="MP3"><draw:frame draw:style-name="Mfr1" draw:name="Imagem 1" text:anchor-type="paragraph" svg:x="0.404cm" svg:y="0.032cm" svg:width="1.744cm" style:rel-width="scale" svg:height="1.692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401</meta:generator>
    <dc:title/>
    <meta:initial-creator/>
    <meta:creation-date>2012-10-25T10:41:00Z</meta:creation-date>
    <dc:date>2012-10-26T01:43:14.25</dc:date>
    <meta:editing-cycles>8</meta:editing-cycles>
    <meta:editing-duration>PT1H31M24S</meta:editing-duration>
    <meta:document-statistic meta:table-count="2" meta:image-count="2" meta:object-count="0" meta:page-count="3" meta:paragraph-count="36" meta:word-count="245" meta:character-count="2403"/>
    <meta:template xlink:type="simple" xlink:actuate="onRequest" xlink:title="" xlink:href="../../SGB_TEMPL_TemplateDocumentos.odt/Normal.dotm"/>
  </office:meta>
</office:document-meta>
</file>